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5da" officeooo:paragraph-rsid="001f85da"/>
    </style:style>
    <style:style style:name="P2" style:family="paragraph" style:parent-style-name="Standard" style:list-style-name="L1">
      <style:text-properties officeooo:rsid="001f85da" officeooo:paragraph-rsid="001f85da"/>
    </style:style>
    <style:style style:name="P3" style:family="paragraph" style:parent-style-name="Standard" style:list-style-name="L1">
      <style:text-properties officeooo:paragraph-rsid="001f85da"/>
    </style:style>
    <style:style style:name="P4" style:family="paragraph" style:parent-style-name="Standard">
      <style:text-properties fo:font-weight="bold" officeooo:rsid="001f85da" officeooo:paragraph-rsid="001f85da" style:font-weight-asian="bold" style:font-weight-complex="bold"/>
    </style:style>
    <style:style style:name="P5" style:family="paragraph" style:parent-style-name="Standard">
      <style:text-properties fo:font-weight="bold" officeooo:rsid="0022b8d2" officeooo:paragraph-rsid="0022b8d2" style:font-weight-asian="bold" style:font-weight-complex="bold"/>
    </style:style>
    <style:style style:name="P6" style:family="paragraph" style:parent-style-name="Standard" style:list-style-name="L1">
      <style:text-properties officeooo:rsid="0020fafd" officeooo:paragraph-rsid="0020fafd"/>
    </style:style>
    <style:style style:name="P7" style:family="paragraph" style:parent-style-name="Standard">
      <style:text-properties officeooo:rsid="0022b8d2" officeooo:paragraph-rsid="0022b8d2"/>
    </style:style>
    <style:style style:name="T1" style:family="text">
      <style:text-properties officeooo:rsid="001f85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ario</text:p>
      <text:list xml:id="list4048926485" text:style-name="L1">
        <text:list-item>
          <text:p text:style-name="P3"><text:span text:style-name="T1">codigo do diario</text:span></text:p>
        </text:list-item>
        <text:list-item>
          <text:p text:style-name="P2">professor principal</text:p>
        </text:list-item>
        <text:list-item>
          <text:p text:style-name="P2">lista professores auxiliares</text:p>
        </text:list-item>
        <text:list-item>
          <text:p text:style-name="P2">disciplina</text:p>
        </text:list-item>
        <text:list-item>
          <text:p text:style-name="P6">turno</text:p>
        </text:list-item>
        <text:list-item>
          <text:p text:style-name="P6">turma </text:p>
        </text:list-item>
        <text:list-item>
          <text:p text:style-name="P6">curso</text:p>
        </text:list-item>
        <text:list-item>
          <text:p text:style-name="P6">carga horaria</text:p>
        </text:list-item>
        <text:list-item>
          <text:p text:style-name="P6">numero alunos – </text:p>
        </text:list-item>
        <text:list-item>
          <text:p text:style-name="P6">controle de avaliacoes </text:p>
        </text:list-item>
        <text:list-item>
          <text:p text:style-name="P6">frequencia e conteudo </text:p>
        </text:list-item>
        <text:list-item>
          <text:p text:style-name="P6"/>
        </text:list-item>
      </text:list>
      <text:p text:style-name="P1"/>
      <text:p text:style-name="P1">professor</text:p>
      <text:p text:style-name="P1"/>
      <text:p text:style-name="P1">disciplina</text:p>
      <text:p text:style-name="P1"/>
      <text:p text:style-name="P1">aluno</text:p>
      <text:p text:style-name="P1"/>
      <text:p text:style-name="P1">nota</text:p>
      <text:p text:style-name="P7">controle de avaliacoes – unidade1, unidade2, final</text:p>
      <text:p text:style-name="P1"/>
      <text:p text:style-name="P5">avaliacoes</text:p>
      <text:p text:style-name="P7">descricao</text:p>
      <text:p text:style-name="P7">peso</text:p>
      <text:p text:style-name="P7">nota maxima </text:p>
      <text:p text:style-name="P7">data de lancamento</text:p>
      <text:p text:style-name="P7">lista de notas</text:p>
      <text:p text:style-name="P7"/>
      <text:p text:style-name="P7"/>
      <text:p text:style-name="P7">composta por notas</text:p>
      <text:p text:style-name="P7">nome do aluno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0:00:56.444133644</meta:creation-date>
    <dc:date>2019-08-01T10:10:47.664897877</dc:date>
    <meta:editing-duration>PT9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62" meta:character-count="357" meta:non-whitespace-character-count="325"/>
  </office:meta>
</office:document-meta>
</file>